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T7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ableColumn10" style:family="table-column">
      <style:table-column-properties style:column-width="0.575in"/>
    </style:style>
    <style:style style:name="TableColumn11" style:family="table-column">
      <style:table-column-properties style:column-width="1.5562in"/>
    </style:style>
    <style:style style:name="TableColumn12" style:family="table-column">
      <style:table-column-properties style:column-width="1.918in"/>
    </style:style>
    <style:style style:name="Table9" style:family="table">
      <style:table-properties style:width="4.04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8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P50" style:parent-style-name="Normal" style:list-style-name="LFO1" style:family="paragraph"/>
    <style:style style:name="P51" style:parent-style-name="Normal" style:list-style-name="LFO1" style:family="paragraph"/>
    <style:style style:name="T52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Normal" style:list-style-name="LFO2" style:family="paragraph"/>
    <style:style style:name="T55" style:parent-style-name="DefaultParagraphFont" style:family="text">
      <style:text-properties style:font-name="Segoe UI Emoji" style:font-name-complex="Segoe UI Emoji"/>
    </style:style>
    <style:style style:name="T56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57" style:parent-style-name="DefaultParagraphFont" style:family="text">
      <style:text-properties fo:font-size="16pt" style:font-size-asian="16pt" style:font-size-complex="16pt"/>
    </style:style>
    <style:style style:name="P58" style:parent-style-name="Normal" style:list-style-name="LFO3" style:family="paragraph"/>
    <style:style style:name="T59" style:parent-style-name="DefaultParagraphFont" style:family="text">
      <style:text-properties style:font-name="Segoe UI Emoji" style:font-name-complex="Segoe UI Emoji"/>
    </style:style>
    <style:style style:name="P60" style:parent-style-name="Normal" style:list-style-name="LFO3" style:family="paragraph"/>
    <style:style style:name="T61" style:parent-style-name="DefaultParagraphFont" style:family="text">
      <style:text-properties style:font-name="Segoe UI Emoji" style:font-name-complex="Segoe UI Emoji"/>
    </style:style>
    <style:style style:name="P62" style:parent-style-name="Normal" style:list-style-name="LFO3" style:family="paragraph"/>
    <style:style style:name="T63" style:parent-style-name="DefaultParagraphFont" style:family="text">
      <style:text-properties style:font-name="Segoe UI Emoji" style:font-name-complex="Segoe UI Emoji"/>
    </style:style>
    <style:style style:name="P64" style:parent-style-name="Normal" style:list-style-name="LFO3" style:family="paragraph"/>
    <style:style style:name="T65" style:parent-style-name="DefaultParagraphFont" style:family="text">
      <style:text-properties style:font-name="Segoe UI Emoji" style:font-name-complex="Segoe UI Emoji"/>
    </style:style>
    <style:style style:name="P66" style:parent-style-name="Normal" style:family="paragraph">
      <style:paragraph-properties fo:margin-left="0.5in">
        <style:tab-stops/>
      </style:paragraph-properties>
    </style:style>
    <style:style style:name="T67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69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70" style:parent-style-name="DefaultParagraphFont" style:family="text">
      <style:text-properties fo:font-size="16pt" style:font-size-asian="16pt" style:font-size-complex="16pt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P75" style:parent-style-name="ListParagraph" style:list-style-name="LFO4" style:family="paragraph"/>
    <style:style style:name="P76" style:parent-style-name="Normal" style:family="paragraph">
      <style:text-properties fo:font-size="16pt" style:font-size-asian="16pt" style:font-size-complex="16pt"/>
    </style:style>
    <style:style style:name="T77" style:parent-style-name="DefaultParagraphFont" style:family="text">
      <style:text-properties style:font-name="Segoe UI Emoji" style:font-name-complex="Segoe UI Emoji"/>
    </style:style>
    <style:style style:name="P78" style:parent-style-name="Normal" style:family="paragraph">
      <style:text-properties fo:font-size="16pt" style:font-size-asian="16pt" style:font-size-complex="16pt"/>
    </style:style>
    <style:style style:name="T79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style:font-name="Segoe UI Emoji" style:font-name-complex="Segoe UI Emoji" fo:font-size="16pt" style:font-size-asian="16pt" style:font-size-complex="16pt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P83" style:parent-style-name="ListParagraph" style:list-style-name="LFO5" style:family="paragraph"/>
    <style:style style:name="P84" style:parent-style-name="ListParagraph" style:list-style-name="LFO5" style:family="paragraph"/>
    <style:style style:name="P85" style:parent-style-name="ListParagraph" style:list-style-name="LFO5" style:family="paragraph"/>
    <style:style style:name="P86" style:parent-style-name="ListParagraph" style:list-style-name="LFO5" style:family="paragraph"/>
    <style:style style:name="P87" style:parent-style-name="ListParagraph" style:list-style-name="LFO5" style:family="paragraph"/>
    <style:style style:name="P88" style:parent-style-name="ListParagraph" style:list-style-name="LFO5" style:family="paragraph"/>
    <style:style style:name="P89" style:parent-style-name="ListParagraph" style:list-style-name="LFO5" style:family="paragraph">
      <style:paragraph-properties fo:margin-bottom="0in" fo:line-height="100%"/>
    </style:style>
    <style:style style:name="P90" style:parent-style-name="ListParagraph" style:list-style-name="LFO5" style:family="paragraph">
      <style:paragraph-properties fo:margin-bottom="0in" fo:line-height="100%"/>
    </style:style>
    <style:style style:name="P91" style:parent-style-name="ListParagraph" style:list-style-name="LFO5" style:family="paragraph">
      <style:paragraph-properties fo:margin-bottom="0in" fo:line-height="100%"/>
    </style:style>
    <style:style style:name="P92" style:parent-style-name="ListParagraph" style:list-style-name="LFO5" style:family="paragraph">
      <style:paragraph-properties fo:margin-bottom="0in" fo:line-height="100%"/>
    </style:style>
    <style:style style:name="P93" style:parent-style-name="ListParagraph" style:family="paragraph">
      <style:paragraph-properties fo:margin-bottom="0in" fo:line-height="100%"/>
    </style:style>
    <style:style style:name="P94" style:parent-style-name="ListParagraph" style:family="paragraph">
      <style:paragraph-properties fo:margin-bottom="0in" fo:line-height="100%"/>
    </style:style>
    <style:style style:name="P95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96" style:parent-style-name="ListParagraph" style:family="paragraph">
      <style:paragraph-properties fo:margin-bottom="0in" fo:line-height="100%"/>
    </style:style>
    <style:style style:name="P97" style:parent-style-name="ListParagraph" style:list-style-name="LFO5" style:family="paragraph"/>
    <style:style style:name="P98" style:parent-style-name="ListParagraph" style:list-style-name="LFO5" style:family="paragraph"/>
    <style:style style:name="P99" style:parent-style-name="ListParagraph" style:list-style-name="LFO5" style:family="paragraph"/>
    <style:style style:name="P100" style:parent-style-name="ListParagraph" style:list-style-name="LFO5" style:family="paragraph"/>
    <style:style style:name="P101" style:parent-style-name="ListParagraph" style:list-style-name="LFO5" style:family="paragraph"/>
    <style:style style:name="P102" style:parent-style-name="ListParagraph" style:list-style-name="LFO5" style:family="paragraph"/>
    <style:style style:name="P103" style:parent-style-name="ListParagraph" style:list-style-name="LFO5" style:family="paragraph"/>
    <style:style style:name="T104" style:parent-style-name="DefaultParagraphFont" style:family="text">
      <style:text-properties fo:font-size="20pt" style:font-size-asian="20pt" style:font-size-complex="20pt"/>
    </style:style>
    <style:style style:name="T105" style:parent-style-name="DefaultParagraphFont" style:family="text">
      <style:text-properties style:font-name="Segoe UI Emoji" style:font-name-complex="Segoe UI Emoji" fo:font-size="20pt" style:font-size-asian="20pt" style:font-size-complex="20pt"/>
    </style:style>
  </office:automatic-styles>
  <office:body>
    <office:text text:use-soft-page-breaks="true">
      <text:p text:style-name="P1">Tea Picker</text:p>
      <text:p text:style-name="P2"/>
      <text:p text:style-name="P3"/>
      <text:p text:style-name="Normal"><text:span text:style-name="T4">🫖</text:span><text:span text:style-name="T5"><text:s/>Teapicker</text:span></text:p>
      <text:p text:style-name="Normal">Uses previous order history to decide who’s making the next round, <text:s/>based on total orders fulfilled for each staff member in the team and when their last recent order was.</text:p>
      <text:p text:style-name="Normal"/>
      <text:p text:style-name="P6">Scenario: Deciding Who Makes the Next Round</text:p>
      <text:p text:style-name="Normal"><text:span text:style-name="T7">👥</text:span><text:span text:style-name="T8"><text:s/>Team Members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>
              <text:p text:style-name="P15">Name</text:p>
            </table:table-cell>
            <table:table-cell table:style-name="TableCell16">
              <text:p text:style-name="P17"><text:s text:c="10"/>Orders Fulfilled</text:p>
            </table:table-cell>
            <table:table-cell table:style-name="TableCell18">
              <text:p text:style-name="P19"><text:s text:c="10"/>Last Made Round</text:p>
            </table:table-cell>
          </table:table-row>
        </table:table-header-rows>
        <table:table-row table:style-name="TableRow20">
          <table:table-cell table:style-name="TableCell21">
            <text:p text:style-name="Normal">Alice</text:p>
          </table:table-cell>
          <table:table-cell table:style-name="TableCell22">
            <text:p text:style-name="Normal"><text:span text:style-name="T23"><text:s text:c="10"/></text:span>5</text:p>
          </table:table-cell>
          <table:table-cell table:style-name="TableCell24">
            <text:p text:style-name="Normal"><text:span text:style-name="T25"><text:s text:c="10"/></text:span>2024-12-01 10:00 AM</text:p>
          </table:table-cell>
        </table:table-row>
        <table:table-row table:style-name="TableRow26">
          <table:table-cell table:style-name="TableCell27">
            <text:p text:style-name="Normal">Bob</text:p>
          </table:table-cell>
          <table:table-cell table:style-name="TableCell28">
            <text:p text:style-name="Normal"><text:span text:style-name="T29"><text:s text:c="10"/></text:span>3</text:p>
          </table:table-cell>
          <table:table-cell table:style-name="TableCell30">
            <text:p text:style-name="Normal"><text:span text:style-name="T31"><text:s text:c="10"/></text:span>2025-01-15 09:30 AM</text:p>
          </table:table-cell>
        </table:table-row>
        <table:table-row table:style-name="TableRow32">
          <table:table-cell table:style-name="TableCell33">
            <text:p text:style-name="Normal">Charlie</text:p>
          </table:table-cell>
          <table:table-cell table:style-name="TableCell34">
            <text:p text:style-name="Normal"><text:span text:style-name="T35"><text:s text:c="10"/></text:span>5</text:p>
          </table:table-cell>
          <table:table-cell table:style-name="TableCell36">
            <text:p text:style-name="Normal"><text:span text:style-name="T37"><text:s text:c="10"/></text:span>2025-07-01 08:45 AM</text:p>
          </table:table-cell>
        </table:table-row>
        <table:table-row table:style-name="TableRow38">
          <table:table-cell table:style-name="TableCell39">
            <text:p text:style-name="Normal">Dana</text:p>
          </table:table-cell>
          <table:table-cell table:style-name="TableCell40">
            <text:p text:style-name="Normal"><text:span text:style-name="T41"><text:s text:c="10"/></text:span>2</text:p>
          </table:table-cell>
          <table:table-cell table:style-name="TableCell42">
            <text:p text:style-name="Normal"><text:span text:style-name="T43"><text:s text:c="10"/></text:span>2025-07-06 09:00 AM</text:p>
          </table:table-cell>
        </table:table-row>
        <table:table-row table:style-name="TableRow44"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</table:table-row>
      </table:table>
      <text:p text:style-name="Normal"><text:span text:style-name="T48">📊</text:span><text:span text:style-name="T49"><text:s/>Decision Logic</text:span></text:p>
      <text:list text:style-name="LFO1" text:continue-numbering="true">
        <text:list-item>
          <text:p text:style-name="P50">Prefer the person with the fewest total fulfilled orders.</text:p>
        </text:list-item>
        <text:list-item>
          <text:p text:style-name="P51">If tied, choose the one who made a round least recently.</text:p>
        </text:list-item>
      </text:list>
      <text:p text:style-name="Normal"/>
      <text:p text:style-name="Normal"><text:span text:style-name="T52">✅</text:span><text:span text:style-name="T53"><text:s/>Result</text:span></text:p>
      <text:list text:style-name="LFO2" text:continue-numbering="true">
        <text:list-item>
          <text:p text:style-name="P54">Dana has the fewest fulfilled orders (2), so she is selected to make the next round.</text:p>
        </text:list-item>
      </text:list>
      <text:p text:style-name="Normal"/>
      <text:p text:style-name="Normal"><text:span text:style-name="T55"><text:s/></text:span></text:p>
      <text:p text:style-name="Normal"><text:s/></text:p>
      <text:p text:style-name="Normal"/>
      <text:p text:style-name="Normal"/>
      <text:p text:style-name="Normal"><text:span text:style-name="T56">🚀</text:span><text:span text:style-name="T57"><text:s/>What It Does</text:span></text:p>
      <text:list text:style-name="LFO3" text:continue-numbering="true">
        <text:list-item>
          <text:p text:style-name="P58"><text:span text:style-name="T59">🧾</text:span><text:s/>Users can place orders for items.</text:p>
        </text:list-item>
        <text:list-item>
          <text:p text:style-name="P60"><text:span text:style-name="T61">📱</text:span><text:s/>Optional SMS notifications confirm orders using Twilio.</text:p>
        </text:list-item>
        <text:list-item>
          <text:p text:style-name="P62"><text:span text:style-name="T63">🧩</text:span><text:s/>Backend with Prisma &amp; Sqlite</text:p>
        </text:list-item>
        <text:list-item>
          <text:p text:style-name="P64"><text:span text:style-name="T65">🌐</text:span><text:s/>Frontend for placing and viewing orders (React).</text:p>
        </text:list-item>
      </text:list>
      <text:p text:style-name="P66"/>
      <text:p text:style-name="Normal"><text:span text:style-name="T67">📦</text:span><text:span text:style-name="T68"><text:s/>Project Structure</text:span></text:p>
      <text:p text:style-name="Normal">/backend → Node.js API with Prisma, Twilio, and SQLite → Frontend React</text:p>
      <text:p text:style-name="Normal"/>
      <text:p text:style-name="Normal"><text:span text:style-name="T69">📝</text:span><text:span text:style-name="T70"><text:s/>Terminal Usage Note</text:span></text:p>
      <text:p text:style-name="Normal"><text:span text:style-name="T71"><text:s/></text:span><text:line-break/>For best compatibility on Windows, please run all terminal commands using<text:s/><text:span text:style-name="T72">Git Bash</text:span><text:s/>— not Command Prompt or PowerShell.</text:p>
      <text:p text:style-name="Normal"/>
      <text:p text:style-name="Normal"/>
      <text:p text:style-name="Normal"><text:span text:style-name="T73">🛠️</text:span><text:span text:style-name="T74"><text:s/>Setup</text:span></text:p>
      <text:list text:style-name="LFO4" text:continue-numbering="true">
        <text:list-item>
          <text:p text:style-name="P75">Clone the Repo</text:p>
        </text:list-item>
      </text:list>
      <text:p text:style-name="Normal">git clone<text:s/><text:a xlink:href="https://github.com/ryansamuel1993/teapicker-frontend.git" office:target-frame-name="_top" xlink:show="replace"><text:span text:style-name="Hyperlink">https://gith</text:span><text:bookmark-start text:name="_Hlt202777579"/><text:bookmark-start text:name="_Hlt202777580"/><text:span text:style-name="Hyperlink">u</text:span><text:bookmark-end text:name="_Hlt202777579"/><text:bookmark-end text:name="_Hlt202777580"/><text:span text:style-name="Hyperlink">b.com/ryansamuel1993/teapicker-frontend.git</text:span></text:a><text:s/></text:p>
      <text:p text:style-name="Normal">git clone<text:s/><text:a xlink:href="https://github.com/ryansamuel1993/teapicker-backend.git" office:target-frame-name="_top" xlink:show="replace"><text:span text:style-name="Hyperlink">https://github.com/ryansamuel1993/teapicker-backend.git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6">2. Backend Setup</text:p>
      <text:p text:style-name="Normal">npm<text:s/>run<text:s/>install; <text:s text:c="2"/>npm run codegen; <text:s/>npm prisma:gen-seed; <text:s/>npm run dev<text:s/></text:p>
      <text:p text:style-name="Normal"/>
      <text:p text:style-name="Normal"><text:span text:style-name="T77">⚠️</text:span><text:s/>If you want SMS notifications, fill in the Twilio credentials in .env.</text:p>
      <text:p text:style-name="Normal"><text:s text:c="6"/>(Used all my credits on testing…. Apologies)</text:p>
      <text:p text:style-name="Normal"/>
      <text:p text:style-name="Normal"/>
      <text:p text:style-name="P78">3. Frontend Setup</text:p>
      <text:p text:style-name="Normal"><text:s/>npm install ; npm codegen ; npm run dev<text:s/></text:p>
      <text:p text:style-name="Normal"/>
      <text:p text:style-name="Normal"/>
      <text:p text:style-name="Normal"><text:span text:style-name="T79">🧪</text:span><text:span text:style-name="T80"><text:s/>Testing</text:span></text:p>
      <text:p text:style-name="Normal">There is some simple testing for the decision making process, which is simply looking at the orders table for the selected Team &amp; ranking the users based on who has made the most rounds &amp; the most recent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81">⚠️</text:span><text:span text:style-name="T82"><text:s/>Limitations</text:span></text:p>
      <text:p text:style-name="Normal"><text:s text:c="6"/>Backend</text:p>
      <text:list text:style-name="LFO5" text:continue-numbering="true">
        <text:list-item>
          <text:p text:style-name="P83">Could do with a couple more tests for the decision-making process</text:p>
        </text:list-item>
        <text:list-item>
          <text:p text:style-name="P84">Potentially more generated files to be added to git ignore</text:p>
        </text:list-item>
        <text:list-item>
          <text:p text:style-name="P85">Twilio ENV generator<text:s/></text:p>
        </text:list-item>
        <text:list-item>
          <text:p text:style-name="P86">Docker builds but not fully tested</text:p>
        </text:list-item>
        <text:list-item>
          <text:p text:style-name="P87">Validate email on signup</text:p>
        </text:list-item>
        <text:list-item>
          <text:p text:style-name="P88">No monitoring or alerting integration (e.g. Sentry)</text:p>
        </text:list-item>
        <text:list-item>
          <text:p text:style-name="P89">No field-level access control — assumes trusted client</text:p>
        </text:list-item>
        <text:list-item>
          <text:p text:style-name="P90">Some potential expensive queries<text:s/></text:p>
        </text:list-item>
        <text:list-item>
          <text:p text:style-name="P91">Pagination support for querying large tables</text:p>
        </text:list-item>
        <text:list-item>
          <text:p text:style-name="P92">Messaging service is a little hard coded</text:p>
        </text:list-item>
      </text:list>
      <text:p text:style-name="P93"/>
      <text:p text:style-name="P94"/>
      <text:p text:style-name="P95">Frontend</text:p>
      <text:p text:style-name="P96"/>
      <text:list text:style-name="LFO5" text:continue-numbering="true">
        <text:list-item>
          <text:p text:style-name="P97">Unable to review existing orders &amp; ratings</text:p>
        </text:list-item>
        <text:list-item>
          <text:p text:style-name="P98">Finish translations<text:s/></text:p>
        </text:list-item>
        <text:list-item>
          <text:p text:style-name="P99">Some inconsistencies with URL routing <text:s/>&amp; modal interactions</text:p>
        </text:list-item>
        <text:list-item>
          <text:p text:style-name="P100">Responsive between different desktop sizes not just mobile / desktop</text:p>
        </text:list-item>
        <text:list-item>
          <text:p text:style-name="P101">Notifications not wired up to logging db</text:p>
        </text:list-item>
        <text:list-item>
          <text:p text:style-name="P102">Some inconsistencies with implementing loading spinners</text:p>
        </text:list-item>
        <text:list-item>
          <text:p text:style-name="P103">Potentially some duplicate / redundant code<text:s/><text:line-break/></text:p>
        </text:list-item>
      </text:list>
      <text:p text:style-name="ListParagraph"/>
      <text:p text:style-name="ListParagraph"/>
      <text:p text:style-name="ListParagraph"><text:span text:style-name="T104">…For legal reasons, ‘’it works on my machine’’<text:s/></text:span><text:span text:style-name="T105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yan Samuel</meta:initial-creator>
    <dc:creator>Ryan Samuel</dc:creator>
    <meta:creation-date>2025-07-07T09:05:00Z</meta:creation-date>
    <dc:date>2025-07-07T11:05:00Z</dc:date>
    <meta:template xlink:href="Normal" xlink:type="simple"/>
    <meta:editing-cycles>9</meta:editing-cycles>
    <meta:editing-duration>PT5400S</meta:editing-duration>
    <meta:document-statistic meta:page-count="4" meta:paragraph-count="5" meta:word-count="429" meta:character-count="2871" meta:row-count="20" meta:non-whitespace-character-count="2447"/>
  </office:meta>
</office:document-meta>
</file>